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h[i]</text:span></text:p>
          </draw:text-box>
        </draw:frame>
        <draw:frame draw:style-name="gr2" draw:text-style-name="P1" draw:layer="layout" svg:width="1cm" svg:height="1.1cm" svg:x="15.2cm" svg:y="4.6cm">
          <draw:text-box>
            <text:p><text:span text:style-name="T1">i</text:span></text:p>
          </draw:text-box>
        </draw:frame>
        <draw:frame draw:style-name="gr3" draw:text-style-name="P2" draw:layer="layout" svg:width="14.747cm" svg:height="8.295cm" svg:x="0.253cm" svg:y="1.10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01-23T15:49:28.611501072</dc:date>
    <meta:editing-duration>PT5M59S</meta:editing-duration>
    <meta:editing-cycles>23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48cm" svg:height="8.296cm" xlink:href="." xlink:type="simple" chart:class="chart:scatter" chart:style-name="ch1">
        <chart:plot-area chart:style-name="ch2" chart:data-source-has-labels="both" svg:x="0.294cm" svg:y="0.165cm" svg:width="14.16cm" svg:height="7.966cm">
          <chart:coordinate-region svg:x="0.836cm" svg:y="0.364cm" svg:width="13.524cm" svg:height="7.568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95442325903662">
                <text:p>1.954423259036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260604299770066">
                <text:p>0.02606042997700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3.59807621135332">
                <text:p>-3.598076211353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2.92836282905962">
                <text:p>-2.928362829059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928362829059617">
                <text:p>0.9283628290596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59807621135332">
                <text:p>1.598076211353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2.026060429977">
                <text:p>-2.0260604299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3.95442325903662">
                <text:p>-3.954423259036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